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98658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(float(executed_quantity) 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               wallet.entry_price 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               (<text:span text:style-name="T2">1</text:span>/wallet.leverage-<text:span text:style-name="T2">1</text:span>.) +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               float(sell_price) 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               float(executed_quantity)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3">
            <text:p>(float(executed_quantity) *</text:p>
            <text:p><text:s text:c="15"/>wallet.entry_price *</text:p>
            <text:p><text:s text:c="15"/>(1/wallet.leverage-1.) +</text:p>
            <text:p><text:s text:c="15"/>float(sell_price) *</text:p>
            <text:p><text:s text:c="15"/>float(executed_quantity)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qty</text:p>
          </table:table-cell>
          <table:table-cell office:value-type="string" table:style-name="ce1">
            <text:p>entryprice</text:p>
          </table:table-cell>
          <table:table-cell office:value-type="string" table:style-name="ce1">
            <text:p>leverage</text:p>
          </table:table-cell>
          <table:table-cell office:value-type="string" table:style-name="ce1">
            <text:p>1/wallet leverage -1</text:p>
          </table:table-cell>
          <table:table-cell office:value-type="string" table:style-name="ce1">
            <text:p>sell_price</text:p>
          </table:table-cell>
          <table:table-cell office:value-type="string" table:style-name="ce1">
            <text:p>pnl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float" office:value="1000" table:style-name="ce1">
            <text:p>1000</text:p>
          </table:table-cell>
          <table:table-cell office:value-type="float" office:value="1.05" table:style-name="ce1">
            <text:p>1.05</text:p>
          </table:table-cell>
          <table:table-cell office:value-type="float" office:value="20" table:style-name="ce1">
            <text:p>20</text:p>
          </table:table-cell>
          <table:table-cell office:value-type="float" office:value="-0.95" table:formula="of:=1/[.F11]-1" table:style-name="ce1">
            <text:p>-0.95</text:p>
          </table:table-cell>
          <table:table-cell office:value-type="float" office:value="0.5" table:style-name="ce1">
            <text:p>0.5</text:p>
          </table:table-cell>
          <table:table-cell office:value-type="float" office:value="-497.5" table:formula="of:=[.D11]*[.E11]*[.G11]+[.H11]*[.D11]" table:style-name="ce1">
            <text:p>-497.5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michi</meta:initial-creator>
    <dc:creator>michi</dc:creator>
    <meta:creation-date>2021-08-24T21:02:25Z</meta:creation-date>
    <dc:date>2021-08-24T21:05:48Z</dc:date>
  </office:meta>
</office:document-meta>
</file>